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language="zxx" fo:country="none" officeooo:rsid="001e0b3b" officeooo:paragraph-rsid="001e0b3b" style:language-asian="zxx" style:country-asian="none" style:language-complex="zxx" style:country-complex="non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language="zxx" fo:country="none" officeooo:rsid="00214430" officeooo:paragraph-rsid="00214430" style:language-asian="zxx" style:country-asian="none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1f741" officeooo:paragraph-rsid="0021f741" style:language-asian="zxx" style:country-asian="none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5df27" officeooo:paragraph-rsid="0025df27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8877a" officeooo:paragraph-rsid="0028877a" style:language-asian="zxx" style:country-asian="none" style:language-complex="zxx" style:country-complex="non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a471d" officeooo:paragraph-rsid="002a471d" style:language-asian="zxx" style:country-asian="none" style:language-complex="zxx" style:country-complex="none"/>
    </style:style>
    <style:style style:name="P7" style:family="paragraph" style:parent-style-name="Standard">
      <style:paragraph-properties fo:line-height="150%"/>
      <style:text-properties style:font-name="Arial" fo:language="zxx" fo:country="none" style:text-underline-style="none" officeooo:rsid="0031aa2b" officeooo:paragraph-rsid="002feb82" style:language-asian="zxx" style:country-asian="none" style:language-complex="zxx" style:country-complex="none"/>
    </style:style>
    <style:style style:name="P8" style:family="paragraph" style:parent-style-name="Heading_20_1">
      <style:paragraph-properties fo:text-align="center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9" style:family="paragraph" style:parent-style-name="Heading_20_2">
      <style:paragraph-properties fo:text-align="start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10" style:family="paragraph" style:parent-style-name="Heading_20_2">
      <style:text-properties style:font-name="Arial" fo:language="zxx" fo:country="none" style:language-asian="zxx" style:country-asian="none" style:language-complex="zxx" style:country-complex="none"/>
    </style:style>
    <style:style style:name="P11" style:family="paragraph" style:parent-style-name="Heading_20_3">
      <style:text-properties style:font-name="Arial" fo:language="zxx" fo:country="none" style:language-asian="zxx" style:country-asian="none" style:language-complex="zxx" style:country-complex="none"/>
    </style:style>
    <style:style style:name="P12" style:family="paragraph" style:parent-style-name="Standard">
      <style:paragraph-properties fo:line-height="150%"/>
      <style:text-properties style:font-name="Arial" fo:language="zxx" fo:country="none" style:text-underline-style="none" officeooo:rsid="002feb82" officeooo:paragraph-rsid="002feb82" style:language-asian="zxx" style:country-asian="none" style:language-complex="zxx" style:country-complex="none"/>
    </style:style>
    <style:style style:name="P13" style:family="paragraph" style:parent-style-name="Standard">
      <style:paragraph-properties fo:line-height="150%"/>
      <style:text-properties style:font-name="Arial" fo:language="zxx" fo:country="none" style:text-underline-style="none" officeooo:rsid="003d9d76" officeooo:paragraph-rsid="003d9d76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346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dotted" style:text-underline-width="bold" style:text-underline-color="font-color"/>
    </style:style>
    <style:style style:name="T5" style:family="text">
      <style:text-properties officeooo:rsid="00234624"/>
    </style:style>
    <style:style style:name="T6" style:family="text">
      <style:text-properties style:text-underline-style="dash" style:text-underline-width="auto" style:text-underline-color="font-color"/>
    </style:style>
    <style:style style:name="T7" style:family="text">
      <style:text-properties style:text-underline-style="dash" style:text-underline-width="auto" style:text-underline-color="font-color" officeooo:rsid="00234624"/>
    </style:style>
    <style:style style:name="T8" style:family="text">
      <style:text-properties style:text-underline-style="dash" style:text-underline-width="auto" style:text-underline-color="font-color" officeooo:rsid="0031aa2b"/>
    </style:style>
    <style:style style:name="T9" style:family="text">
      <style:text-properties style:text-underline-style="dash" style:text-underline-width="auto" style:text-underline-color="font-color" officeooo:rsid="003251e2"/>
    </style:style>
    <style:style style:name="T10" style:family="text">
      <style:text-properties style:text-underline-style="dash" style:text-underline-width="auto" style:text-underline-color="font-color" officeooo:rsid="0034e7c5"/>
    </style:style>
    <style:style style:name="T11" style:family="text">
      <style:text-properties officeooo:rsid="003283c5"/>
    </style:style>
    <style:style style:name="T12" style:family="text">
      <style:text-properties style:text-underline-style="none"/>
    </style:style>
    <style:style style:name="T13" style:family="text">
      <style:text-properties officeooo:rsid="0031aa2b"/>
    </style:style>
    <style:style style:name="T14" style:family="text">
      <style:text-properties officeooo:rsid="0038698c"/>
    </style:style>
    <style:style style:name="T15" style:family="text">
      <style:text-properties officeooo:rsid="0038da44"/>
    </style:style>
    <style:style style:name="T16" style:family="text">
      <style:text-properties officeooo:rsid="003a8ad5"/>
    </style:style>
    <style:style style:name="T17" style:family="text">
      <style:text-properties officeooo:rsid="003b37ed"/>
    </style:style>
    <style:style style:name="T18" style:family="text">
      <style:text-properties officeooo:rsid="003b44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MODEL RELACIONAL PICA &amp; MENJA</text:h>
      <text:h text:style-name="P9" text:outline-level="2">Taules</text:h>
      <text:p text:style-name="P1"><text:span text:style-name="T3">Usuaris</text:span> (<text:span text:style-name="T1">id_usuari</text:span>, nom_usuari, llinatges, telefon, direccio, data_naixement, email, password, administrador, foto_perfil, token, <text:span text:style-name="T18">token_valid_fins</text:span>)</text:p>
      <text:p text:style-name="P2"><text:span text:style-name="T3">Valoracions</text:span> (<text:span text:style-name="T1">id_valoracio</text:span>, valoracio, <text:span text:style-name="T6">fk_id_usuari</text:span><text:span text:style-name="T12">, </text:span><text:span text:style-name="T10">fk_id_restaurant</text:span><text:span text:style-name="T4">)</text:span></text:p>
      <text:p text:style-name="P3"><text:span text:style-name="T3">Comentaris</text:span> (<text:span text:style-name="T1">id_comentari</text:span>, comentari, data, <text:span text:style-name="T6">fk_id_usuari</text:span>, <text:span text:style-name="T10">fk_id_restaurant</text:span>)</text:p>
      <text:p text:style-name="P3"><text:span text:style-name="T3">Restaurants</text:span> (<text:span text:style-name="T2">id_restaurant</text:span><text:span text:style-name="T5">, nom, telefon, pagina_web, ubicacio, horari_</text:span><text:span text:style-name="T11">ca, horari_es, horari_en, horari_</text:span><text:span text:style-name="T14">de</text:span><text:span text:style-name="T5">, descripcio_ca, descripcio_es, descripcio_en, descripcio_</text:span><text:span text:style-name="T14">de</text:span><text:span text:style-name="T5">, imatge, </text:span><text:span text:style-name="T16">carta, </text:span><text:span text:style-name="T17">rang_preus,</text:span><text:span text:style-name="T5"> </text:span><text:span text:style-name="T7">fk_id_tipus</text:span>)</text:p>
      <text:p text:style-name="P4"><text:span text:style-name="T3">Tipus</text:span> (<text:span text:style-name="T1">id_tipus</text:span>, tipus_ca, tipus_es, tipus_en, tipus_<text:span text:style-name="T15">de</text:span>)</text:p>
      <text:p text:style-name="P5"><text:span text:style-name="T3">Serveis</text:span> (<text:span text:style-name="T1">id_servei</text:span>, servei_ca, servei_es, servei_en, servei_<text:span text:style-name="T15">de</text:span>)</text:p>
      <text:p text:style-name="P5"><text:span text:style-name="T3">Fotos</text:span> (<text:span text:style-name="T1">id_foto</text:span>, foto)</text:p>
      <text:p text:style-name="P6"><text:span text:style-name="T3">Idiomes</text:span> (<text:span text:style-name="T1">id_idioma</text:span>, idioma)</text:p>
      <text:p text:style-name="P6"><text:span text:style-name="T3">Traduccions</text:span> (<text:span text:style-name="T1">id_traduccio</text:span>, catala, espanyol, english, deutsch)</text:p>
      <text:h text:style-name="P10" text:outline-level="2">Relacions</text:h>
      <text:h text:style-name="P11" text:outline-level="3">Relació M:N</text:h>
      <text:p text:style-name="P12"><text:span text:style-name="T3">restaurants_serveis</text:span> (<text:span text:style-name="T1">id_restaurant, id_servei</text:span>)</text:p>
      <text:p text:style-name="P13"><text:span text:style-name="T3">restaurants_fotos</text:span> (<text:span text:style-name="T1">id_restaurant, id_foto</text:span>)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1:52:38.384000000</meta:creation-date>
    <dc:date>2022-04-21T12:32:16.755000000</dc:date>
    <meta:editing-duration>PT1H47M51S</meta:editing-duration>
    <meta:editing-cycles>3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5" meta:word-count="81" meta:character-count="869" meta:non-whitespace-character-count="803"/>
  </office:meta>
</office:document-meta>
</file>